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64cm"/>
    </style:style>
    <style:style style:name="co2" style:family="table-column">
      <style:table-column-properties fo:break-before="auto" style:column-width="10.012cm"/>
    </style:style>
    <style:style style:name="co3" style:family="table-column">
      <style:table-column-properties fo:break-before="auto" style:column-width="2.621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18.7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emical_gro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abel on CHEBI</text:p>
          </table:table-cell>
          <table:table-cell office:value-type="string" calcext:value-type="string">
            <text:p>Manually Curated URI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etal</text:p>
          </table:table-cell>
          <table:table-cell office:value-type="string" calcext:value-type="string">
            <text:p><text:a xlink:href="http://purl.obolibrary.org/obo/CHEBI_59769" xlink:type="simple">http://purl.obolibrary.org/obo/CHEBI_5976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etoxy grou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etylide</text:p>
          </table:table-cell>
          <table:table-cell office:value-type="string" calcext:value-type="string">
            <text:p><text:a xlink:href="http://purl.obolibrary.org/obo/CHEBI_73478" xlink:type="simple">http://purl.obolibrary.org/obo/CHEBI_7347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id anhydride</text:p>
          </table:table-cell>
          <table:table-cell office:value-type="string" calcext:value-type="string">
            <text:p><text:a xlink:href="http://purl.obolibrary.org/obo/CHEBI_36606" xlink:type="simple">http://purl.obolibrary.org/obo/CHEBI_36606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ating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yl az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yl chloride</text:p>
          </table:table-cell>
          <table:table-cell office:value-type="string" calcext:value-type="string">
            <text:p><text:a xlink:href="http://purl.obolibrary.org/obo/CHEBI_36687" xlink:type="simple">http://purl.obolibrary.org/obo/CHEBI_36687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yl halide</text:p>
          </table:table-cell>
          <table:table-cell office:value-type="string" calcext:value-type="string">
            <text:p><text:a xlink:href="http://purl.obolibrary.org/obo/CHEBI_37579" xlink:type="simple">http://purl.obolibrary.org/obo/CHEBI_3757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l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ylo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ylsila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cohol</text:p>
          </table:table-cell>
          <table:table-cell office:value-type="string" calcext:value-type="string">
            <text:p><text:a xlink:href="http://purl.obolibrary.org/obo/CHEBI_22680" xlink:type="simple">http://purl.obolibrary.org/obo/CHEBI_2268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dehyde</text:p>
          </table:table-cell>
          <table:table-cell office:value-type="string" calcext:value-type="string">
            <text:p><text:a xlink:href="http://purl.obolibrary.org/obo/CHEBI_17478" xlink:type="simple">http://purl.obolibrary.org/obo/CHEBI_1747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dimine</text:p>
          </table:table-cell>
          <table:table-cell office:value-type="string" calcext:value-type="string">
            <text:p><text:a xlink:href="http://purl.obolibrary.org/obo/CHEBI_33271" xlink:type="simple">http://purl.obolibrary.org/obo/CHEBI_3327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kane</text:p>
          </table:table-cell>
          <table:table-cell office:value-type="string" calcext:value-type="string">
            <text:p><text:a xlink:href="http://purl.obolibrary.org/obo/CHEBI_18310" xlink:type="simple">http://purl.obolibrary.org/obo/CHEBI_1831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kene</text:p>
          </table:table-cell>
          <table:table-cell office:value-type="string" calcext:value-type="string">
            <text:p><text:a xlink:href="http://purl.obolibrary.org/obo/CHEBI_32878" xlink:type="simple">http://purl.obolibrary.org/obo/CHEBI_3287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kox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yl cycloalk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yl nitri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kyne</text:p>
          </table:table-cell>
          <table:table-cell office:value-type="string" calcext:value-type="string">
            <text:p><text:a xlink:href="http://purl.obolibrary.org/obo/CHEBI_22339" xlink:type="simple">http://purl.obolibrary.org/obo/CHEBI_2233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ne</text:p>
          </table:table-cell>
          <table:table-cell office:value-type="string" calcext:value-type="string">
            <text:p><text:a xlink:href="http://purl.obolibrary.org/obo/CHEBI_37601" xlink:type="simple">http://purl.obolibrary.org/obo/CHEBI_3760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ide</text:p>
          </table:table-cell>
          <table:table-cell office:value-type="string" calcext:value-type="string">
            <text:p><text:a xlink:href="http://purl.obolibrary.org/obo/CHEBI_32988" xlink:type="simple">http://purl.obolibrary.org/obo/CHEBI_3298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idine</text:p>
          </table:table-cell>
          <table:table-cell office:value-type="string" calcext:value-type="string">
            <text:p><text:a xlink:href="http://purl.obolibrary.org/obo/CHEBI_2634" xlink:type="simple">http://purl.obolibrary.org/obo/CHEBI_263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inal</text:p>
          </table:table-cell>
          <table:table-cell office:value-type="string" calcext:value-type="string">
            <text:p><text:a xlink:href="http://purl.obolibrary.org/obo/CHEBI_35412" xlink:type="simple">http://purl.obolibrary.org/obo/CHEBI_35412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ne ox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zide</text:p>
          </table:table-cell>
          <table:table-cell office:value-type="string" calcext:value-type="string">
            <text:p><text:a xlink:href="http://purl.obolibrary.org/obo/CHEBI_22680" xlink:type="simple">http://purl.obolibrary.org/obo/CHEBI_2268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ine</text:p>
          </table:table-cell>
          <table:table-cell office:value-type="string" calcext:value-type="string">
            <text:p><text:a xlink:href="http://purl.obolibrary.org/obo/CHEBI_134360" xlink:type="simple">http://purl.obolibrary.org/obo/CHEBI_13436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iridine</text:p>
          </table:table-cell>
          <table:table-cell office:value-type="string" calcext:value-type="string">
            <text:p><text:a xlink:href="http://purl.obolibrary.org/obo/CHEBI_30969" xlink:type="simple">http://purl.obolibrary.org/obo/CHEBI_3096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oxy</text:p>
          </table:table-cell>
          <table:table-cell office:value-type="string" calcext:value-type="string">
            <text:p><text:a xlink:href="http://purl.obolibrary.org/obo/CHEBI_37390" xlink:type="simple">http://purl.obolibrary.org/obo/CHEBI_3739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func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sthiosemicarbazo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iuret</text:p>
          </table:table-cell>
          <table:table-cell office:value-type="string" calcext:value-type="string">
            <text:p><text:a xlink:href="http://purl.obolibrary.org/obo/CHEBI_18138" xlink:type="simple">http://purl.obolibrary.org/obo/CHEBI_1813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ronic acid</text:p>
          </table:table-cell>
          <table:table-cell office:value-type="string" calcext:value-type="string">
            <text:p><text:a xlink:href="http://purl.obolibrary.org/obo/CHEBI_38267" xlink:type="simple">http://purl.obolibrary.org/obo/CHEBI_38267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bamate</text:p>
          </table:table-cell>
          <table:table-cell office:value-type="string" calcext:value-type="string">
            <text:p><text:a xlink:href="http://purl.obolibrary.org/obo/CHEBI_13941" xlink:type="simple">http://purl.obolibrary.org/obo/CHEBI_13941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ami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bazide</text:p>
          </table:table-cell>
          <table:table-cell office:value-type="string" calcext:value-type="string">
            <text:p><text:a xlink:href="http://purl.obolibrary.org/obo/CHEBI_61308" xlink:type="simple">http://purl.obolibrary.org/obo/CHEBI_6130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bene</text:p>
          </table:table-cell>
          <table:table-cell office:value-type="string" calcext:value-type="string">
            <text:p><text:a xlink:href="http://purl.obolibrary.org/obo/CHEBI_51363" xlink:type="simple">http://purl.obolibrary.org/obo/CHEBI_5136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binol</text:p>
          </table:table-cell>
          <table:table-cell office:value-type="string" calcext:value-type="string">
            <text:p><text:a xlink:href="http://purl.obolibrary.org/obo/CHEBI_17790" xlink:type="simple">http://purl.obolibrary.org/obo/CHEBI_1779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nate es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bonyl</text:p>
          </table:table-cell>
          <table:table-cell office:value-type="string" calcext:value-type="string">
            <text:p><text:a xlink:href="http://purl.obolibrary.org/obo/CHEBI_23019" xlink:type="simple">http://purl.obolibrary.org/obo/CHEBI_2301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xam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boximidate</text:p>
          </table:table-cell>
          <table:table-cell office:value-type="string" calcext:value-type="string">
            <text:p><text:a xlink:href="http://purl.obolibrary.org/obo/CHEBI_37622" xlink:type="simple">http://purl.obolibrary.org/obo/CHEBI_3762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boxylic acid</text:p>
          </table:table-cell>
          <table:table-cell office:value-type="string" calcext:value-type="string">
            <text:p><text:a xlink:href="http://purl.obolibrary.org/obo/CHEBI_33575" xlink:type="simple">http://purl.obolibrary.org/obo/CHEBI_3357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loroformate</text:p>
          </table:table-cell>
          <table:table-cell office:value-type="string" calcext:value-type="string">
            <text:p><text:a xlink:href="http://purl.obolibrary.org/obo/CHEBI_37608" xlink:type="simple">http://purl.obolibrary.org/obo/CHEBI_3760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ulene</text:p>
          </table:table-cell>
          <table:table-cell office:value-type="string" calcext:value-type="string">
            <text:p><text:a xlink:href="http://purl.obolibrary.org/obo/CHEBI_37608" xlink:type="simple">http://purl.obolibrary.org/obo/CHEBI_3760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anate ester</text:p>
          </table:table-cell>
          <table:table-cell office:value-type="string" calcext:value-type="string">
            <text:p><text:a xlink:href="http://purl.obolibrary.org/obo/CHEBI_36832" xlink:type="simple">http://purl.obolibrary.org/obo/CHEBI_36832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anim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yanohydrin</text:p>
          </table:table-cell>
          <table:table-cell office:value-type="string" calcext:value-type="string">
            <text:p><text:a xlink:href="http://purl.obolibrary.org/obo/CHEBI_23437" xlink:type="simple">http://purl.obolibrary.org/obo/CHEBI_2343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ctivating gro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ps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azo</text:p>
          </table:table-cell>
          <table:table-cell office:value-type="string" calcext:value-type="string">
            <text:p><text:a xlink:href="http://purl.obolibrary.org/obo/CHEBI_30105" xlink:type="simple">http://purl.obolibrary.org/obo/CHEBI_3010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ol</text:p>
          </table:table-cell>
          <table:table-cell office:value-type="string" calcext:value-type="string">
            <text:p><text:a xlink:href="http://purl.obolibrary.org/obo/CHEBI_23824" xlink:type="simple">http://purl.obolibrary.org/obo/CHEBI_23824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thiocarbam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amine</text:p>
          </table:table-cell>
          <table:table-cell office:value-type="string" calcext:value-type="string">
            <text:p><text:a xlink:href="http://purl.obolibrary.org/obo/CHEBI_47989" xlink:type="simple">http://purl.obolibrary.org/obo/CHEBI_4798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ediyne</text:p>
          </table:table-cell>
          <table:table-cell office:value-type="string" calcext:value-type="string">
            <text:p><text:a xlink:href="http://purl.obolibrary.org/obo/CHEBI_53272" xlink:type="simple">http://purl.obolibrary.org/obo/CHEBI_5327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ol</text:p>
          </table:table-cell>
          <table:table-cell office:value-type="string" calcext:value-type="string">
            <text:p><text:a xlink:href="http://purl.obolibrary.org/obo/CHEBI_33823" xlink:type="simple">http://purl.obolibrary.org/obo/CHEBI_3382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ol ether</text:p>
          </table:table-cell>
          <table:table-cell office:value-type="string" calcext:value-type="string">
            <text:p><text:a xlink:href="http://purl.obolibrary.org/obo/CHEBI_47985" xlink:type="simple">http://purl.obolibrary.org/obo/CHEBI_4798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one</text:p>
          </table:table-cell>
          <table:table-cell office:value-type="string" calcext:value-type="string">
            <text:p><text:a xlink:href="http://purl.obolibrary.org/obo/CHEBI_51689" xlink:type="simple">http://purl.obolibrary.org/obo/CHEBI_5168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yne</text:p>
          </table:table-cell>
          <table:table-cell office:value-type="string" calcext:value-type="string">
            <text:p><text:a xlink:href="http://purl.obolibrary.org/obo/CHEBI_59831" xlink:type="simple">http://purl.obolibrary.org/obo/CHEBI_59831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ulf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oxide</text:p>
          </table:table-cell>
          <table:table-cell office:value-type="string" calcext:value-type="string">
            <text:p><text:a xlink:href="http://purl.obolibrary.org/obo/CHEBI_32955" xlink:type="simple">http://purl.obolibrary.org/obo/CHEBI_3295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ter</text:p>
          </table:table-cell>
          <table:table-cell office:value-type="string" calcext:value-type="string">
            <text:p><text:a xlink:href="http://purl.obolibrary.org/obo/CHEBI_35701" xlink:type="simple">http://purl.obolibrary.org/obo/CHEBI_3570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her</text:p>
          </table:table-cell>
          <table:table-cell office:value-type="string" calcext:value-type="string">
            <text:p><text:a xlink:href="http://purl.obolibrary.org/obo/CHEBI_25698" xlink:type="simple">http://purl.obolibrary.org/obo/CHEBI_2569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orenylid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uorosulfo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ohydr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oketone</text:p>
          </table:table-cell>
          <table:table-cell office:value-type="string" calcext:value-type="string">
            <text:p><text:a xlink:href="http://purl.obolibrary.org/obo/CHEBI_51838" xlink:type="simple">http://purl.obolibrary.org/obo/CHEBI_5183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miacetal</text:p>
          </table:table-cell>
          <table:table-cell office:value-type="string" calcext:value-type="string">
            <text:p><text:a xlink:href="http://purl.obolibrary.org/obo/CHEBI_5653" xlink:type="simple">http://purl.obolibrary.org/obo/CHEBI_565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miaminal</text:p>
          </table:table-cell>
          <table:table-cell office:value-type="string" calcext:value-type="string">
            <text:p><text:a xlink:href="http://purl.obolibrary.org/obo/CHEBI_73080" xlink:type="simple">http://purl.obolibrary.org/obo/CHEBI_7308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thioacet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ydrazide</text:p>
          </table:table-cell>
          <table:table-cell office:value-type="string" calcext:value-type="string">
            <text:p><text:a xlink:href="http://purl.obolibrary.org/obo/CHEBI_35362" xlink:type="simple">http://purl.obolibrary.org/obo/CHEBI_3536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drazone</text:p>
          </table:table-cell>
          <table:table-cell office:value-type="string" calcext:value-type="string">
            <text:p><text:a xlink:href="http://purl.obolibrary.org/obo/CHEBI_38532" xlink:type="simple">http://purl.obolibrary.org/obo/CHEBI_3853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droxamic acid</text:p>
          </table:table-cell>
          <table:table-cell office:value-type="string" calcext:value-type="string">
            <text:p><text:a xlink:href="http://purl.obolibrary.org/obo/CHEBI_24650" xlink:type="simple">http://purl.obolibrary.org/obo/CHEBI_2465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droxyl</text:p>
          </table:table-cell>
          <table:table-cell office:value-type="string" calcext:value-type="string">
            <text:p><text:a xlink:href="http://purl.obolibrary.org/obo/CHEBI_29191" xlink:type="simple">http://purl.obolibrary.org/obo/CHEBI_2919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droxylamine</text:p>
          </table:table-cell>
          <table:table-cell office:value-type="string" calcext:value-type="string">
            <text:p><text:a xlink:href="http://purl.obolibrary.org/obo/CHEBI_15429" xlink:type="simple">http://purl.obolibrary.org/obo/CHEBI_1542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ine</text:p>
          </table:table-cell>
          <table:table-cell office:value-type="string" calcext:value-type="string">
            <text:p><text:a xlink:href="http://purl.obolibrary.org/obo/CHEBI_24783" xlink:type="simple">http://purl.obolibrary.org/obo/CHEBI_24783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i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thiouroniu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tene</text:p>
          </table:table-cell>
          <table:table-cell office:value-type="string" calcext:value-type="string">
            <text:p><text:a xlink:href="http://purl.obolibrary.org/obo/CHEBI_48002" xlink:type="simple">http://purl.obolibrary.org/obo/CHEBI_4800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enimine</text:p>
          </table:table-cell>
          <table:table-cell office:value-type="string" calcext:value-type="string">
            <text:p><text:a xlink:href="http://purl.obolibrary.org/obo/CHEBI_48004" xlink:type="simple">http://purl.obolibrary.org/obo/CHEBI_4800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one</text:p>
          </table:table-cell>
          <table:table-cell office:value-type="string" calcext:value-type="string">
            <text:p><text:a xlink:href="http://purl.obolibrary.org/obo/CHEBI_17087" xlink:type="simple">http://purl.obolibrary.org/obo/CHEBI_1708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y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ctam</text:p>
          </table:table-cell>
          <table:table-cell office:value-type="string" calcext:value-type="string">
            <text:p><text:a xlink:href="http://purl.obolibrary.org/obo/CHEBI_24995" xlink:type="simple">http://purl.obolibrary.org/obo/CHEBI_2499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ctol</text:p>
          </table:table-cell>
          <table:table-cell office:value-type="string" calcext:value-type="string">
            <text:p><text:a xlink:href="http://purl.obolibrary.org/obo/CHEBI_38131" xlink:type="simple">http://purl.obolibrary.org/obo/CHEBI_3813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ctone</text:p>
          </table:table-cell>
          <table:table-cell office:value-type="string" calcext:value-type="string">
            <text:p><text:a xlink:href="http://purl.obolibrary.org/obo/CHEBI_25000" xlink:type="simple">http://purl.obolibrary.org/obo/CHEBI_2500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thine group</text:p>
          </table:table-cell>
          <table:table-cell office:value-type="string" calcext:value-type="string">
            <text:p><text:a xlink:href="http://purl.obolibrary.org/obo/CHEBI_29432" xlink:type="simple">http://purl.obolibrary.org/obo/CHEBI_2943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thyl group</text:p>
          </table:table-cell>
          <table:table-cell office:value-type="string" calcext:value-type="string">
            <text:p><text:a xlink:href="http://purl.obolibrary.org/obo/CHEBI_32875" xlink:type="simple">http://purl.obolibrary.org/obo/CHEBI_32875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-oxoammonium sal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trate</text:p>
          </table:table-cell>
          <table:table-cell office:value-type="string" calcext:value-type="string">
            <text:p><text:a xlink:href="http://purl.obolibrary.org/obo/CHEBI_17632" xlink:type="simple">http://purl.obolibrary.org/obo/CHEBI_1763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trate ester</text:p>
          </table:table-cell>
          <table:table-cell office:value-type="string" calcext:value-type="string">
            <text:p><text:a xlink:href="http://purl.obolibrary.org/obo/CHEBI_51080" xlink:type="simple">http://purl.obolibrary.org/obo/CHEBI_5108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trile ylide</text:p>
          </table:table-cell>
          <table:table-cell office:value-type="string" calcext:value-type="string">
            <text:p><text:a xlink:href="http://purl.obolibrary.org/obo/CHEBI_47846" xlink:type="simple">http://purl.obolibrary.org/obo/CHEBI_47846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trilim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tro compound</text:p>
          </table:table-cell>
          <table:table-cell office:value-type="string" calcext:value-type="string">
            <text:p><text:a xlink:href="http://purl.obolibrary.org/obo/CHEBI_35715" xlink:type="simple">http://purl.obolibrary.org/obo/CHEBI_35715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troa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tro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t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tronium 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trosamine</text:p>
          </table:table-cell>
          <table:table-cell office:value-type="string" calcext:value-type="string">
            <text:p><text:a xlink:href="http://purl.obolibrary.org/obo/CHEBI_35803" xlink:type="simple">http://purl.obolibrary.org/obo/CHEBI_3580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troso</text:p>
          </table:table-cell>
          <table:table-cell office:value-type="string" calcext:value-type="string">
            <text:p><text:a xlink:href="http://purl.obolibrary.org/obo/CHEBI_35801" xlink:type="simple">http://purl.obolibrary.org/obo/CHEBI_3580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thoester</text:p>
          </table:table-cell>
          <table:table-cell office:value-type="string" calcext:value-type="string">
            <text:p><text:a xlink:href="http://purl.obolibrary.org/obo/CHEBI_71989" xlink:type="simple">http://purl.obolibrary.org/obo/CHEBI_7198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az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xazirid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xime</text:p>
          </table:table-cell>
          <table:table-cell office:value-type="string" calcext:value-type="string">
            <text:p><text:a xlink:href="http://purl.obolibrary.org/obo/CHEBI_25750" xlink:type="simple">http://purl.obolibrary.org/obo/CHEBI_2575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oxide</text:p>
          </table:table-cell>
          <table:table-cell office:value-type="string" calcext:value-type="string">
            <text:p><text:a xlink:href="http://purl.obolibrary.org/obo/CHEBI_44785" xlink:type="simple">http://purl.obolibrary.org/obo/CHEBI_4478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oxy acid</text:p>
          </table:table-cell>
          <table:table-cell office:value-type="string" calcext:value-type="string">
            <text:p><text:a xlink:href="http://purl.obolibrary.org/obo/CHEBI_52094" xlink:type="simple">http://purl.obolibrary.org/obo/CHEBI_52094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istent carbe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henols</text:p>
          </table:table-cell>
          <table:table-cell office:value-type="string" calcext:value-type="string">
            <text:p><text:a xlink:href="http://purl.obolibrary.org/obo/CHEBI_33853" xlink:type="simple">http://purl.obolibrary.org/obo/CHEBI_33853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sphaalk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aalky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hosphate</text:p>
          </table:table-cell>
          <table:table-cell office:value-type="string" calcext:value-type="string">
            <text:p><text:a xlink:href="http://purl.obolibrary.org/obo/CHEBI_26020" xlink:type="simple">http://purl.obolibrary.org/obo/CHEBI_2602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sphinate</text:p>
          </table:table-cell>
          <table:table-cell office:value-type="string" calcext:value-type="string">
            <text:p><text:a xlink:href="http://purl.obolibrary.org/obo/CHEBI_29198" xlink:type="simple">http://purl.obolibrary.org/obo/CHEBI_2919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sph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ine ox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in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o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on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o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or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-nitrosothi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hiff base</text:p>
          </table:table-cell>
          <table:table-cell office:value-type="string" calcext:value-type="string">
            <text:p><text:a xlink:href="http://purl.obolibrary.org/obo/CHEBI_50229" xlink:type="simple">http://purl.obolibrary.org/obo/CHEBI_5022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nenic aci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lenol</text:p>
          </table:table-cell>
          <table:table-cell office:value-type="string" calcext:value-type="string">
            <text:p><text:a xlink:href="http://purl.obolibrary.org/obo/CHEBI_29775" xlink:type="simple">http://purl.obolibrary.org/obo/CHEBI_2977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enonic acid</text:p>
          </table:table-cell>
          <table:table-cell office:value-type="string" calcext:value-type="string">
            <text:p><text:a xlink:href="http://purl.obolibrary.org/obo/CHEBI_29217" xlink:type="simple">http://purl.obolibrary.org/obo/CHEBI_2921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micarbazide</text:p>
          </table:table-cell>
          <table:table-cell office:value-type="string" calcext:value-type="string">
            <text:p><text:a xlink:href="http://purl.obolibrary.org/obo/CHEBI_28306" xlink:type="simple">http://purl.obolibrary.org/obo/CHEBI_2830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micarbazone</text:p>
          </table:table-cell>
          <table:table-cell office:value-type="string" calcext:value-type="string">
            <text:p><text:a xlink:href="http://purl.obolibrary.org/obo/CHEBI_87210" xlink:type="simple">http://purl.obolibrary.org/obo/CHEBI_8721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lanylidene group</text:p>
          </table:table-cell>
          <table:table-cell office:value-type="string" calcext:value-type="string">
            <text:p><text:a xlink:href="http://purl.obolibrary.org/obo/CHEBI_30574" xlink:type="simple">http://purl.obolibrary.org/obo/CHEBI_3057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lyl enol ether</text:p>
          </table:table-cell>
          <table:table-cell office:value-type="string" calcext:value-type="string">
            <text:p><text:a xlink:href="http://purl.obolibrary.org/obo/CHEBI_47986" xlink:type="simple">http://purl.obolibrary.org/obo/CHEBI_4798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lyl ether</text:p>
          </table:table-cell>
          <table:table-cell office:value-type="string" calcext:value-type="string">
            <text:p><text:a xlink:href="http://purl.obolibrary.org/obo/CHEBI_47988" xlink:type="simple">http://purl.obolibrary.org/obo/CHEBI_4798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fenam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lfenic acid</text:p>
          </table:table-cell>
          <table:table-cell office:value-type="string" calcext:value-type="string">
            <text:p><text:a xlink:href="http://purl.obolibrary.org/obo/CHEBI_37858" xlink:type="simple">http://purl.obolibrary.org/obo/CHEBI_3785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fenyl chlor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lfide</text:p>
          </table:table-cell>
          <table:table-cell office:value-type="string" calcext:value-type="string">
            <text:p><text:a xlink:href="http://purl.obolibrary.org/obo/CHEBI_26822" xlink:type="simple">http://purl.obolibrary.org/obo/CHEBI_26822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fili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lfinam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lfinic acid</text:p>
          </table:table-cell>
          <table:table-cell office:value-type="string" calcext:value-type="string">
            <text:p><text:a xlink:href="http://purl.obolibrary.org/obo/CHEBI_29213" xlink:type="simple">http://purl.obolibrary.org/obo/CHEBI_2921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ite ester</text:p>
          </table:table-cell>
          <table:table-cell office:value-type="string" calcext:value-type="string">
            <text:p><text:a xlink:href="http://purl.obolibrary.org/obo/CHEBI_39088" xlink:type="simple">http://purl.obolibrary.org/obo/CHEBI_3908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onamide (chemistry)</text:p>
          </table:table-cell>
          <table:table-cell office:value-type="string" calcext:value-type="string">
            <text:p><text:a xlink:href="http://purl.obolibrary.org/obo/CHEBI_35358" xlink:type="simple">http://purl.obolibrary.org/obo/CHEBI_3535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fonanil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lfonate</text:p>
          </table:table-cell>
          <table:table-cell office:value-type="string" calcext:value-type="string">
            <text:p><text:a xlink:href="http://purl.obolibrary.org/obo/CHEBI_33543" xlink:type="simple">http://purl.obolibrary.org/obo/CHEBI_3354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onyl</text:p>
          </table:table-cell>
          <table:table-cell office:value-type="string" calcext:value-type="string">
            <text:p><text:a xlink:href="http://purl.obolibrary.org/obo/CHEBI_33543" xlink:type="simple">http://purl.obolibrary.org/obo/CHEBI_3354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onyl halide</text:p>
          </table:table-cell>
          <table:table-cell office:value-type="string" calcext:value-type="string">
            <text:p><text:a xlink:href="http://purl.obolibrary.org/obo/CHEBI_39443" xlink:type="simple">http://purl.obolibrary.org/obo/CHEBI_3944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oxide</text:p>
          </table:table-cell>
          <table:table-cell office:value-type="string" calcext:value-type="string">
            <text:p><text:a xlink:href="http://purl.obolibrary.org/obo/CHEBI_39443" xlink:type="simple">http://purl.obolibrary.org/obo/CHEBI_39443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fury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ltone</text:p>
          </table:table-cell>
          <table:table-cell office:value-type="string" calcext:value-type="string">
            <text:p><text:a xlink:href="http://purl.obolibrary.org/obo/CHEBI_38088" xlink:type="simple">http://purl.obolibrary.org/obo/CHEBI_3808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lu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ioacetal</text:p>
          </table:table-cell>
          <table:table-cell office:value-type="string" calcext:value-type="string">
            <text:p><text:a xlink:href="http://purl.obolibrary.org/obo/CHEBI_59792" xlink:type="simple">http://purl.obolibrary.org/obo/CHEBI_5979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oamide</text:p>
          </table:table-cell>
          <table:table-cell office:value-type="string" calcext:value-type="string">
            <text:p><text:a xlink:href="http://purl.obolibrary.org/obo/CHEBI_47956" xlink:type="simple">http://purl.obolibrary.org/obo/CHEBI_4795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ocarbamate</text:p>
          </table:table-cell>
          <table:table-cell office:value-type="string" calcext:value-type="string">
            <text:p><text:a xlink:href="http://purl.obolibrary.org/obo/CHEBI_38127" xlink:type="simple">http://purl.obolibrary.org/obo/CHEBI_3812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ocarboxy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iocyanate</text:p>
          </table:table-cell>
          <table:table-cell office:value-type="string" calcext:value-type="string">
            <text:p><text:a xlink:href="http://purl.obolibrary.org/obo/CHEBI_18022" xlink:type="simple">http://purl.obolibrary.org/obo/CHEBI_1802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oester</text:p>
          </table:table-cell>
          <table:table-cell office:value-type="string" calcext:value-type="string">
            <text:p><text:a xlink:href="http://purl.obolibrary.org/obo/CHEBI_51277" xlink:type="simple">http://purl.obolibrary.org/obo/CHEBI_5127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oe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oket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ioketone</text:p>
          </table:table-cell>
          <table:table-cell office:value-type="string" calcext:value-type="string">
            <text:p><text:a xlink:href="http://purl.obolibrary.org/obo/CHEBI_36579" xlink:type="simple">http://purl.obolibrary.org/obo/CHEBI_36579</text:a>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ol</text:p>
          </table:table-cell>
          <table:table-cell office:value-type="string" calcext:value-type="string">
            <text:p><text:a xlink:href="http://purl.obolibrary.org/obo/CHEBI_29256" xlink:type="simple">http://purl.obolibrary.org/obo/CHEBI_2925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olactone</text:p>
          </table:table-cell>
          <table:table-cell office:value-type="string" calcext:value-type="string">
            <text:p><text:a xlink:href="http://purl.obolibrary.org/obo/CHEBI_60317" xlink:type="simple">http://purl.obolibrary.org/obo/CHEBI_60317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ourea</text:p>
          </table:table-cell>
          <table:table-cell office:value-type="string" calcext:value-type="string">
            <text:p><text:a xlink:href="http://purl.obolibrary.org/obo/CHEBI_36946" xlink:type="simple">http://purl.obolibrary.org/obo/CHEBI_36946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sylhydrazo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iazene</text:p>
          </table:table-cell>
          <table:table-cell office:value-type="string" calcext:value-type="string">
            <text:p><text:a xlink:href="http://purl.obolibrary.org/obo/CHEBI_35468" xlink:type="simple">http://purl.obolibrary.org/obo/CHEBI_3546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ol</text:p>
          </table:table-cell>
          <table:table-cell office:value-type="string" calcext:value-type="string">
            <text:p><text:a xlink:href="http://purl.obolibrary.org/obo/CHEBI_27136" xlink:type="simple">http://purl.obolibrary.org/obo/CHEBI_2713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ea</text:p>
          </table:table-cell>
          <table:table-cell office:value-type="string" calcext:value-type="string">
            <text:p><text:a xlink:href="http://purl.obolibrary.org/obo/CHEBI_16199" xlink:type="simple">http://purl.obolibrary.org/obo/CHEBI_1619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illyl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ylidene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nth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lide</text:p>
          </table:table-cell>
          <table:table-cell office:value-type="string" calcext:value-type="string">
            <text:p><text:a xlink:href="http://purl.obolibrary.org/obo/CHEBI_51150" xlink:type="simple">http://purl.obolibrary.org/obo/CHEBI_51150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nol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cium chlorid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otassium chloride</text:p>
          </table:table-cell>
          <table:table-cell office:value-type="string" calcext:value-type="string">
            <text:p><text:a xlink:href="http://purl.obolibrary.org/obo/CHEBI_32588" xlink:type="simple">http://purl.obolibrary.org/obo/CHEBI_32588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odium chloride</text:p>
          </table:table-cell>
          <table:table-cell office:value-type="string" calcext:value-type="string">
            <text:p><text:a xlink:href="http://purl.obolibrary.org/obo/CHEBI_32588" xlink:type="simple">http://purl.obolibrary.org/obo/CHEBI_32588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.00.0000</text:date>, <text:time style:data-style-name="N2" text:time-value="14:28:33.8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19T14:30:42.427000000</dc:date>
    <meta:editing-duration>PT53M35S</meta:editing-duration>
    <meta:editing-cycles>16</meta:editing-cycles>
    <meta:document-statistic meta:table-count="1" meta:cell-count="279" meta:object-count="0"/>
  </office:meta>
</office:document-meta>
</file>